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tma</text:p>
          </table:table-cell>
        </table:table-row>
        <table:table-row table:style-name="ro1">
          <table:table-cell office:value-type="string" calcext:value-type="string">
            <text:p>PL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263568" calcext:value-type="float">
            <text:p>0.263568</text:p>
          </table:table-cell>
          <table:table-cell office:value-type="float" office:value="-0.437974" calcext:value-type="float">
            <text:p>-0.437974</text:p>
          </table:table-cell>
          <table:table-cell office:value-type="float" office:value="2.869214" calcext:value-type="float">
            <text:p>2.869214</text:p>
          </table:table-cell>
        </table:table-row>
        <table:table-row table:style-name="ro1">
          <table:table-cell office:value-type="string" calcext:value-type="string">
            <text:p>REC2</text:p>
          </table:table-cell>
          <table:table-cell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-0.015" calcext:value-type="float">
            <text:p>-0.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-0.015" calcext:value-type="float">
            <text:p>-0.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4</text:p>
          </table:table-cell>
          <table:table-cell table:number-columns-repeated="2" office:value-type="float" office:value="-0.4" calcext:value-type="float">
            <text:p>-0.4</text:p>
          </table:table-cell>
          <table:table-cell office:value-type="float" office:value="-0.015" calcext:value-type="float">
            <text:p>-0.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5</text:p>
          </table:table-cell>
          <table:table-cell office:value-type="float" office:value="-0.4" calcext:value-type="float">
            <text:p>-0.4</text:p>
          </table:table-cell>
          <table:table-cell office:value-type="float" office:value="0.4" calcext:value-type="float">
            <text:p>0.4</text:p>
          </table:table-cell>
          <table:table-cell office:value-type="float" office:value="-0.015" calcext:value-type="float">
            <text:p>-0.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1</text:p>
          </table:table-cell>
          <table:table-cell office:value-type="float" office:value="0.7" calcext:value-type="float">
            <text:p>0.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8" calcext:value-type="float">
            <text:p>-0.08</text:p>
          </table:table-cell>
          <table:table-cell office:value-type="float" office:value="0.196543" calcext:value-type="float">
            <text:p>0.196543</text:p>
          </table:table-cell>
          <table:table-cell office:value-type="float" office:value="0.541674" calcext:value-type="float">
            <text:p>0.541674</text:p>
          </table:table-cell>
          <table:table-cell office:value-type="float" office:value="-1.355847" calcext:value-type="float">
            <text:p>-1.355847</text:p>
          </table:table-cell>
        </table:table-row>
        <table:table-row table:style-name="ro1">
          <table:table-cell office:value-type="string" calcext:value-type="string">
            <text:p>CAM20.0000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87495" calcext:value-type="float">
            <text:p>-0.287495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1.128792" calcext:value-type="float">
            <text:p>1.128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6:12:36.721231635</meta:creation-date>
    <dc:date>2024-10-03T16:20:27.930667287</dc:date>
    <meta:editing-duration>PT7M52S</meta:editing-duration>
    <meta:editing-cycles>2</meta:editing-cycles>
    <meta:generator>LibreOffice/7.3.7.2$Linux_X86_64 LibreOffice_project/30$Build-2</meta:generator>
    <meta:document-statistic meta:table-count="1" meta:cell-count="63" meta:object-count="0"/>
  </office:meta>
</office:document-meta>
</file>